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2c8" officeooo:paragraph-rsid="001912c8"/>
    </style:style>
    <style:style style:name="P2" style:family="paragraph" style:parent-style-name="Standard">
      <style:text-properties fo:font-weight="bold" officeooo:rsid="001912c8" officeooo:paragraph-rsid="001912c8" style:font-weight-asian="bold" style:font-weight-complex="bold"/>
    </style:style>
    <style:style style:name="P3" style:family="paragraph" style:parent-style-name="Standard">
      <style:text-properties fo:font-size="19pt" officeooo:rsid="001912c8" officeooo:paragraph-rsid="001912c8" style:font-size-asian="19pt" style:font-size-complex="19pt"/>
    </style:style>
    <style:style style:name="P4" style:family="paragraph" style:parent-style-name="Standard">
      <style:text-properties officeooo:rsid="001a7d77" officeooo:paragraph-rsid="001a7d77"/>
    </style:style>
    <style:style style:name="P5" style:family="paragraph" style:parent-style-name="Standard">
      <style:text-properties officeooo:rsid="001c7849" officeooo:paragraph-rsid="001c7849"/>
    </style:style>
    <style:style style:name="P6" style:family="paragraph" style:parent-style-name="Standard">
      <style:text-properties fo:font-size="11pt" fo:font-weight="bold" officeooo:rsid="001c7849" officeooo:paragraph-rsid="001c7849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officeooo:rsid="001cc067" officeooo:paragraph-rsid="001cc067"/>
    </style:style>
    <style:style style:name="T1" style:family="text">
      <style:text-properties officeooo:rsid="001cc067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PU-Benchmark</text:span> </text:p>
      <text:p text:style-name="P3"/>
      <text:p text:style-name="P2">sysbench --num-threads=1 --test=cpu --cpu-max-prime=20000 run</text:p>
      <text:p text:style-name="P1"/>
      <text:p text:style-name="P1">Erklärung:</text:p>
      <text:p text:style-name="P1">--cpu-max-prime=20000 run: Primzahlen Test, dieser Test sucht nach allen Primzahlen zwischen 1 und 20.000. </text:p>
      <text:p text:style-name="P1"><text:s/>--num-threads=1: Anzahl der Cores</text:p>
      <text:p text:style-name="P1"/>
      <text:p text:style-name="P1">Der Primzahlentest überprüft für jede Zahl ob es einen ganzzhaligen Teiler zwischen 2 und der Wurzel aus der Zahl existiert. Zum Beispiel für die Primzahl 4567 wird jede Zahl zwischen 2 und sqrt(4567)=76 getestet, ob 4567 durch die Zahl zu teilen ist. Falls ein Teiler gefunden wird, wissen wir, dass die Zahl keine Primzahl sein kann. </text:p>
      <text:p text:style-name="P1"/>
      <text:p text:style-name="P1">Bei diesem Test und mit der Obergrenze 20.000 werden 321.238 rechenaufwendige Operationen auf der CPU ausgeführt, welches den CPU-Kern für gute 30 Sekunden komplett auslastet. </text:p>
      <text:p text:style-name="P1"/>
      <text:p text:style-name="P1">In der 15 Zeile des Ergebnisse sehen wir wie lange das System benötigt hat um den Primzahlen Test von 1 bis 20.000 benötigt hat. </text:p>
      <text:p text:style-name="P1"/>
      <text:p text:style-name="P5">Bei diesem Test und der Obergrenze 20.000 werden 321.238 rechenaufwendig Operationen auf der CPU ausgeführt, welche den CPU-kern für gut 30 Sekunden komplett auslastet. </text:p>
      <text:p text:style-name="P1"/>
      <text:p text:style-name="P4">In Zeile 15 steht das Ergebnis <text:s/>z.B.: total time: 15.3344s.</text:p>
      <text:p text:style-name="P5">d.h. das System schafft 321.238 / 15,3 = 20.996 Rechenoperationen pro Sekunden.</text:p>
      <text:p text:style-name="P4"/>
      <text:p text:style-name="P4"/>
      <text:p text:style-name="P3"><text:span text:style-name="T2">RAM-Benchmark</text:span> </text:p>
      <text:p text:style-name="P3"/>
      <text:p text:style-name="P2">sysbench --num-threads=1 --test=memory --memory-block-size=1M --memory-total-size=100G run</text:p>
      <text:p text:style-name="P1"/>
      <text:p text:style-name="P4">Hierbei werden 100 GB in Blöcken von je 1 MB in den RAM geschrieben. </text:p>
      <text:p text:style-name="P4"/>
      <text:p text:style-name="P4">In Zeile 18 steht das Ergebnis z.B.: 102400.00 MB transferred (10254.51 MB/sec).</text:p>
      <text:p text:style-name="P4">Das System konnte <text:s/>10254.51 MB/sec um Hauptspeicher abspeichern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4:57:33.417518753</meta:creation-date>
    <dc:date>2020-07-12T18:07:06.809013836</dc:date>
    <meta:editing-duration>PT2H18M35S</meta:editing-duration>
    <meta:editing-cycles>1</meta:editing-cycles>
    <meta:document-statistic meta:table-count="0" meta:image-count="0" meta:object-count="0" meta:page-count="1" meta:paragraph-count="16" meta:word-count="226" meta:character-count="1492" meta:non-whitespace-character-count="1279"/>
    <meta:generator>LibreOffice/6.0.7.3$Linux_X86_64 LibreOffice_project/00m0$Build-3</meta:generator>
  </office:meta>
</office:document-meta>
</file>